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66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ić chcę</text:span><text:span text:style-name="T1"><text:line-break/></text:span><text:span text:style-name="T1">mego Pana,</text:span><text:span text:style-name="T1"><text:line-break/></text:span><text:span text:style-name="T1">uwielbiać Go będę</text:span><text:span text:style-name="T1"><text:line-break/></text:span><text:span text:style-name="T1">Jemu me serce</text:span><text:span text:style-name="T1"><text:line-break/></text:span><text:span text:style-name="T1">śpiewa nową pieś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łosić chcę chwałę</text:span><text:span text:style-name="T1"><text:line-break/></text:span><text:span text:style-name="T1">Boga najwyższego</text:span><text:span text:style-name="T1"><text:line-break/></text:span><text:span text:style-name="T1">On wlewa pokój</text:span><text:span text:style-name="T1"><text:line-break/></text:span><text:span text:style-name="T1">w serce 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Jemu chwała</text:span><text:span text:style-name="T1"><text:line-break/></text:span><text:span text:style-name="T1">- chwała Bogu Ojcu</text:span><text:span text:style-name="T1"><text:line-break/></text:span><text:span text:style-name="T1">Chrystusowi</text:span><text:span text:style-name="T1"><text:line-break/></text:span><text:span text:style-name="T1">chwała, cześ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W duchu Świętym</text:span><text:span text:style-name="T1"><text:line-break/></text:span><text:span text:style-name="T1">- cześć i uwielbienie</text:span><text:span text:style-name="T1"><text:line-break/></text:span><text:span text:style-name="T1">Bogu w Trójcy</text:span><text:span text:style-name="T1"><text:line-break/></text:span><text:span text:style-name="T1">chwała, cześć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7-12-09T11:37:52</meta:creation-date>
    <dc:date>2013-09-24T11:11:34.351000000</dc:date>
    <dc:language>pl-PL</dc:language>
    <meta:editing-cycles>7</meta:editing-cycles>
    <meta:editing-duration>PT4M4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